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ultiplexing is doing more than one IO operation in one thread at a time.</text:p>
              </text:list-item>
              <text:list-item>
                <text:p>It is also used in the more general meaning of waiting for more than one thing to happen.</text:p>
              </text:list-item>
              <text:list-item>
                <text:p>In our case it means waiting for more than one thing to happen at the OS level.</text:p>
              </text:list-item>
              <text:list-item>
                <text:p>This could be IO, signal, event from another thread, timer and 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and multi-th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ome see multiplexing as an alternative to multi threading.</text:p>
              </text:list-item>
              <text:list-item>
                <text:p>If one task can do IO on many file descriptors and if IO is slow then one task may handle all the IO of the system.</text:p>
              </text:list-item>
              <text:list-item>
                <text:p>This is true and practice has shown that you can implement a very efficient web server using a single thread.</text:p>
              </text:list-item>
              <text:list-item>
                <text:p>Note that this has nothing to do with content generation or business logic. They may need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and multi-threading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ultiplexing can also be used in concert with multi-threading.</text:p>
              </text:list-item>
              <text:list-item>
                <text:p>Either one thread will do multiplexing and will use a thread pool to do business logic.</text:p>
              </text:list-item>
              <text:list-item>
                <text:p>Or you could have more than one multiplexer (with it's own thread pool, or not...)</text:p>
              </text:list-item>
              <text:list-item>
                <text:p>Because of the rising speed of network devices you may need more than one multiplexer.</text:p>
              </text:list-item>
              <text:list-item>
                <text:p>Obviously then you need to divide connections/file descriptors between your multiplexing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signal handl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ignal handling could be seen as a sort of multiplexing.</text:p>
              </text:list-item>
              <text:list-item>
                <text:p>It enabled you to do more than one thing in one thread: both wait for a signal and do synchronous IO <text:span text:style-name="T1">at the same time.</text:span></text:p>
              </text:list-item>
              <text:list-item>
                <text:p><text:span text:style-name="T2">But signal handling is asynchronous which cause problems for many programmers.</text:span></text:p>
              </text:list-item>
              <text:list-item>
                <text:p><text:span text:style-name="T2">While multiplexing is synchronous (albeit not easy to implement correctly).</text:span></text:p>
              </text:list-item>
              <text:list-item>
                <text:p><text:span text:style-name="T2">And signal handling was never scalable to a large number of concurrent tas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asynchronous I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synchronous IO does allow you to do something like multiplexing: do IO and not wait for it to complete.</text:p>
              </text:list-item>
              <text:list-item>
                <text:p>But how would you know that the IO has completed?</text:p>
              </text:list-item>
              <text:list-item>
                <text:p>You either get a signal with signal handling problems.</text:p>
              </text:list-item>
              <text:list-item>
                <text:p>Or wait. But that is exactly what multiplexing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reactor patter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reactor pattern in ACE and other frameworks is a pattern built on top of the OS specific multiplexing API.</text:p>
              </text:list-item>
              <text:list-item>
                <text:p>You write an object with methods to handle various types of events.</text:p>
              </text:list-item>
              <text:list-item>
                <text:p>The framework waits using the OS API for one of the events to happen.</text:p>
              </text:list-item>
              <text:list-item>
                <text:p>When the event happens the thread wakes up and calls you code.</text:p>
              </text:list-item>
              <text:list-item>
                <text:p>And you get a nice C++ OO API so that you can easily write the event handlers independent of each 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UNIX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ile descriptors in UNIX were flexible to being with.</text:p>
              </text:list-item>
              <text:list-item>
                <text:p>The could stand for:</text:p>
                <text:list>
                  <text:list-item>
                    <text:p>Regular file</text:p>
                  </text:list-item>
                  <text:list-item>
                    <text:p>Device driver</text:p>
                  </text:list-item>
                  <text:list-item>
                    <text:p>Network socket</text:p>
                  </text:list-item>
                  <text:list-item>
                    <text:p>Listening socket</text:p>
                  </text:list-item>
                </text:list>
              </text:list-item>
              <text:list-item>
                <text:p>So multiplexing on many file descriptors is already power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Linux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 order to make multiplexing more flexible and effective the concept of file descriptor was enhanced in Linux to include things that were never in the UNIX definition.</text:p>
              </text:list-item>
              <text:list-item>
                <text:p>In Linux a file descriptor can also be:</text:p>
                <text:list>
                  <text:list-item>
                    <text:p>Timer (timefd)</text:p>
                  </text:list-item>
                  <text:list-item>
                    <text:p>Signal file descriptor for synchronous signal delivery. (signalfd)</text:p>
                  </text:list-item>
                  <text:list-item>
                    <text:p>Event from another thread or process (eventf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imer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PI: timerfd_create(2), timerfd_settime(2), timerfd_gettime(2)</text:p>
              </text:list-item>
              <text:list-item>
                <text:p>You create (open?!?) a timerfd by calling timerfd_create.</text:p>
              </text:list-item>
              <text:list-item>
                <text:p>You can say what type of clock (hardware, software, etc) you timer will be based on.</text:p>
              </text:list-item>
              <text:list-item>
                <text:p>You get a file descriptor.</text:p>
              </text:list-item>
              <text:list-item>
                <text:p>Now you can read(2) it and you block until the timer expire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gnalf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PI: signalfd(2)</text:p>
              </text:list-item>
              <text:list-item>
                <text:p>You call signalfd(2) and create (open?!?) a file descriptor.</text:p>
              </text:list-item>
              <text:list-item>
                <text:p>You can specify what signals you want to this file descriptor to catch and various flags.</text:p>
              </text:list-item>
              <text:list-item>
                <text:p>You can now read(2) this file descriptor and go to sleep to wait for any of the prescribed signals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tf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PI: eventfd(2), eventfd_read(2), eventfd_write(2)</text:p>
              </text:list-item>
              <text:list-item>
                <text:p>Create (open?) an eventfd using eventfd(2)</text:p>
              </text:list-item>
              <text:list-item>
                <text:p>Now write or read from it.</text:p>
              </text:list-item>
              <text:list-item>
                <text:p>Writes and read only work in 64 bit chunks.</text:p>
              </text:list-item>
              <text:list-item>
                <text:p>You can now read(2) this file descriptor and go to sleep to wait for this event.</text:p>
              </text:list-item>
              <text:list-item>
                <text:p>Or you can multiplex on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entfd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re efficient than a pipe (no circular buffer, messages are constant size).</text:p>
              </text:list-item>
              <text:list-item>
                <text:p>Simpler than a pipe (one fd and not two, no signals involved).</text:p>
              </text:list-item>
              <text:list-item>
                <text:p>Kernel uses this to signal user space (async io).</text:p>
              </text:list-item>
              <text:list-item>
                <text:p>You can use it for inter-thread or inter-process communication.</text:p>
              </text:list-item>
              <text:list-item>
                <text:p>For instance using f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 multiplexing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s comprised of three system calls (or system call groups): select, poll and epoll.</text:p>
              </text:list-item>
              <text:list-item>
                <text:p>They all work on file descriptors.</text:p>
              </text:list-item>
              <text:list-item>
                <text:p>Since file descriptor in Linux can for all the previously mentioned stuff this is very flexible.</text:p>
              </text:list-item>
              <text:list-item>
                <text:p>You pack file descriptors into a group and then you wait o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3 different AP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ecause they evolved through time.</text:p>
              </text:list-item>
              <text:list-item>
                <text:p>First was select, then poll and then epoll.</text:p>
              </text:list-item>
              <text:list-item>
                <text:p>Differences are: size of group of fds, efficient handling of large groups of fds, timer support, signal masking and more.</text:p>
              </text:list-item>
              <text:list-item>
                <text:p>Epoll is the most advanced API so we will concentrate on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PI: epoll(2), epoll_create(2), epoll_create1(2), epoll_ctl(2), epoll_pwait(2), epoll_wait(2)</text:p>
              </text:list-item>
              <text:list-item>
                <text:p>You create (open?) an epoll file descriptor using epoll_create(2).</text:p>
              </text:list-item>
              <text:list-item>
                <text:p>Now you can add/remove file descriptors to/from it using epoll_ctl.</text:p>
              </text:list-item>
              <text:list-item>
                <text:p>When adding a file descriptor you can say what you are waiting on this file descriptor for (read, write, error, etc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w you can epoll_wait(2) until something happens.</text:p>
              </text:list-item>
              <text:list-item>
                <text:p>When you wake up your array of epll_event structs is filled with details about what happened.</text:p>
              </text:list-item>
              <text:list-item>
                <text:p>You handle the events and go back to epoll_wait(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poll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 epoll the list of file descriptors <text:span text:style-name="T1">in held in the kernel side</text:span>.</text:p>
              </text:list-item>
              <text:list-item>
                <text:p>This is seen as one of epolls main strenghts since passing a large file descriptor collection on each call to select(2) or poll(2) was problematic.</text:p>
              </text:list-item>
              <text:list-item>
                <text:p>This is what makes epoll(2) scale to large numbers of file descriptors (some report hundreds of thousands).</text:p>
              </text:list-item>
              <text:list-item>
                <text:p>Some see this as the pinnacle of Linux API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-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ultiplexing in Linux is <text:span text:style-name="T1">very</text:span> powerful.</text:p>
              </text:list-item>
              <text:list-item>
                <text:p>You can do many many things in parallel in a single thread/process.</text:p>
              </text:list-item>
              <text:list-item>
                <text:p>It scales well to large numbers of file descriptors.</text:p>
              </text:list-item>
              <text:list-item>
                <text:p>The API is not easy but that is the kernel design.</text:p>
              </text:list-item>
              <text:list-item>
                <text:p>The idea is that it will be wrapped by user level libraries, maybe even OO.</text:p>
              </text:list-item>
              <text:list-item>
                <text:p>ACE needs to be compiled in a special way to support epo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5T05:20:05</meta:creation-date>
    <meta:editing-duration>PT1H3M6S</meta:editing-duration>
    <meta:editing-cycles>14</meta:editing-cycles>
    <dc:date>2012-03-05T06:23:08</dc:date>
    <dc:creator>Mark Veltzer</dc:creator>
    <meta:generator>LibreOffice/3.4$Linux LibreOffice_project/340m1$Build-402</meta:generator>
    <meta:document-statistic meta:object-count="96"/>
  </office:meta>
</office:document-meta>
</file>